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0d11ab"/>
    </style:style>
    <style:style style:name="P3" style:family="paragraph" style:parent-style-name="Preformatted_20_Text">
      <style:text-properties style:font-name="Arial" officeooo:rsid="00196ad7" officeooo:paragraph-rsid="00196ad7"/>
    </style:style>
    <style:style style:name="P4" style:family="paragraph" style:parent-style-name="Preformatted_20_Text">
      <style:text-properties officeooo:rsid="000a688d" officeooo:paragraph-rsid="000a688d"/>
    </style:style>
    <style:style style:name="P5" style:family="paragraph" style:parent-style-name="Text_20_body">
      <style:text-properties officeooo:rsid="0021dfca" officeooo:paragraph-rsid="0021dfca"/>
    </style:style>
    <style:style style:name="P6"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7"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8"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9" style:family="paragraph" style:parent-style-name="Heading">
      <style:text-properties officeooo:paragraph-rsid="0027c70d"/>
    </style:style>
    <style:style style:name="P10" style:family="paragraph" style:parent-style-name="Text_20_body">
      <style:text-properties officeooo:rsid="001e28ce" officeooo:paragraph-rsid="00275adc"/>
    </style:style>
    <style:style style:name="P11"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12" style:family="paragraph" style:parent-style-name="Text_20_body">
      <style:text-properties officeooo:rsid="0023d80e" officeooo:paragraph-rsid="002ab2f6"/>
    </style:style>
    <style:style style:name="P13" style:family="paragraph" style:parent-style-name="Preformatted_20_Text" style:list-style-name="L1">
      <style:text-properties style:font-name="Arial" officeooo:rsid="000cb4ec" officeooo:paragraph-rsid="000cb4ec"/>
    </style:style>
    <style:style style:name="P14" style:family="paragraph" style:parent-style-name="Preformatted_20_Text" style:list-style-name="L1">
      <style:text-properties style:font-name="Arial" officeooo:rsid="000cb4ec" officeooo:paragraph-rsid="000d11ab"/>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aae08"/>
    </style:style>
    <style:style style:name="T11" style:family="text">
      <style:text-properties officeooo:rsid="001fdffc"/>
    </style:style>
    <style:style style:name="T12" style:family="text">
      <style:text-properties officeooo:rsid="0021ed28"/>
    </style:style>
    <style:style style:name="T13" style:family="text">
      <style:text-properties officeooo:rsid="00290966"/>
    </style:style>
    <style:style style:name="T14" style:family="text">
      <style:text-properties officeooo:rsid="002ab2f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4"/>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sentiment analysis of the data?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5742036496613718568" text:style-name="L1">
        <text:list-item>
          <text:p text:style-name="P13">angularJS – 190 releases, 82 months, 2.34 releases/month</text:p>
        </text:list-item>
        <text:list-item>
          <text:p text:style-name="P14">bootstrap - <text:span text:style-name="T2">42</text:span> releases, <text:span text:style-name="T2">7</text:span>2 months, <text:span text:style-name="T2">0.58</text:span> releases/month</text:p>
        </text:list-item>
        <text:list-item>
          <text:p text:style-name="P14">bower – <text:span text:style-name="T2">102 </text:span>releases, <text:span text:style-name="T2">60</text:span> months, <text:span text:style-name="T2">1.7</text:span> releases/month</text:p>
        </text:list-item>
        <text:list-item>
          <text:p text:style-name="P14">django – 1<text:span text:style-name="T7">51 </text:span>releases, <text:span text:style-name="T2">64</text:span> months, 2.<text:span text:style-name="T8">35</text:span>releases/month</text:p>
        </text:list-item>
        <text:list-item>
          <text:p text:style-name="P14">gulp – 1<text:span text:style-name="T2">6 </text:span>releases, <text:span text:style-name="T2">25</text:span> months, <text:span text:style-name="T2">0.6</text:span>4 releases/month</text:p>
        </text:list-item>
        <text:list-item>
          <text:p text:style-name="P14">node<text:span text:style-name="T6">JS</text:span> - <text:span text:style-name="T3">440</text:span> releases, <text:span text:style-name="T4">100</text:span> months, <text:span text:style-name="T4">4.4</text:span> releases/month</text:p>
        </text:list-item>
        <text:list-item>
          <text:p text:style-name="P14">ruby on rails - <text:span text:style-name="T5">337</text:span> releases, <text:span text:style-name="T5">113</text:span> months, 2.<text:span text:style-name="T5">98</text:span> releases/month</text:p>
        </text:list-item>
      </text:list>
      <text:p text:style-name="P2"/>
      <text:p text:style-name="P3">(written to date of 07.10.2017)</text:p>
      <text:p text:style-name="P2"/>
      <text:p text:style-name="P7">After calculating the average frequency of releases, I've chosen to work with node<text:span text:style-name="T6">JS as a representative of often releasing frameworks, Django for frameworks with average releasing frequency and bootstrap for “lazy” releasing frameworks. To execute the sentiment analysis, I decided to use X and Y datasets.</text:span></text:p>
      <text:p text:style-name="P6"/>
      <text:p text:style-name="P8">3. When trying to answer this question I realised it is already a part of the solution since there are various datasets types for various sentiment analysis approaches.</text:p>
      <text:p text:style-name="P8"/>
      <text:p text:style-name="P8"/>
      <text:p text:style-name="P9"><text:span text:style-name="T10">Sentiment Analysis</text:span></text:p>
      <text:p text:style-name="P9"><text:tab/></text:p>
      <text:p text:style-name="P11">TextBlob</text:p>
      <text:p text:style-name="P10">As a first option, I executed the analysis with Python TextBlob library which specializes in processing textual data and to it related tasks such as sentiment analysis, classification, translation or noun phrase extraction. <text:span text:style-name="T11">Using this library, polarity and subjectivity for any input string can be easily calculated. Polarity score is a float withing range -1 and 1 where positive values stand for positive sentiment and negative values for negative sentiment. 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text:s/></text:span></text:p>
      <text:p text:style-name="P10"/>
      <text:p text:style-name="P10"/>
      <text:p text:style-name="P10"/>
      <text:p text:style-name="P5"><text:soft-page-break/>As a second option, I decided to train my own Tweet classifier using Natural Language Toolkit library for Python. <text:span text:style-name="T12">After reading several recommendations on its performance, I decided to use Naive Bayes algorithm as a ground for my classifier. Very next question was where to get the training data. In this case, training data would be the set of labeled positive and negative tweets. I've found such data at </text:span><text:a xlink:type="simple" xlink:href="http://help.sentiment140.com/for-students/"><text:span text:style-name="T12">http://help.sentiment140.com/for-students/</text:span></text:a><text:span text:style-name="T12">. Each tweet comes with 6 different information, namely tweet's polarity (negative, neutral or positive), tweet id, date of tweet publication, query of the tweet, author of the tweet and the text of the tweet. Downside of this approach was need to store known features.</text:span></text:p>
      <text:p text:style-name="P5"/>
      <text:p text:style-name="P12">For the third sentiment analysis I've <text:span text:style-name="T14">worked</text:span> <text:span text:style-name="T13">with NLTK's Sci-kit Learn module</text:span>. <text:span text:style-name="T13">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The datasets used to train classifiers </text:span><text:s/><text:a xlink:type="simple" xlink:href="http://www.cs.cornell.edu/people/pabo/movie-review-data/">http://www.cs.cornell.edu/people/pabo/movie-review-data/</text:a> dataset <text:span text:style-name="T14">and also Sentiment140 used for the previous classifiers with classic NLT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1T10:58:16.667034149</dc:date>
    <meta:generator>LibreOffice/4.2.8.2$Linux_X86_64 LibreOffice_project/420m0$Build-2</meta:generator>
    <meta:editing-duration>PT21H10M26S</meta:editing-duration>
    <meta:editing-cycles>28</meta:editing-cycles>
    <meta:document-statistic meta:table-count="0" meta:image-count="0" meta:object-count="0" meta:page-count="2" meta:paragraph-count="24" meta:word-count="589" meta:character-count="3765" meta:non-whitespace-character-count="3190"/>
  </office:meta>
</office:document-meta>
</file>